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odefarm0.medium.com/behavioral-managerial-interview-questions-every-java-developer-should-prepare-643cbb085242" text:style-name="Internet_20_link" text:visited-style-name="Visited_20_Internet_20_Link">https://codefarm0.medium.com/behavioral-managerial-interview-questions-every-java-developer-should-prepare-643cbb085242</text:a></text:p>
      <text:p text:style-name="Standard"/>
      <text:p text:style-name="Standard"><text:a xlink:type="simple" xlink:href="https://medium.com/lets-code-future/i-profiled-100-spring-boot-apps-90-had-the-same-performance-issue-0d02eb388d9c" text:style-name="Internet_20_link" text:visited-style-name="Visited_20_Internet_20_Link">https://medium.com/lets-code-future/i-profiled-100-spring-boot-apps-90-had-the-same-performance-issue-0d02eb388d9c</text:a></text:p>
      <text:p text:style-name="Standard"/>
      <text:p text:style-name="Standard"><text:a xlink:type="simple" xlink:href="https://rathod-ajay.medium.com/senior-java-developer-interview-series-inside-the-mind-of-an-expert-a244a2b70ec4" text:style-name="Internet_20_link" text:visited-style-name="Visited_20_Internet_20_Link">https://rathod-ajay.medium.com/senior-java-developer-interview-series-inside-the-mind-of-an-expert-a244a2b70ec4</text:a></text:p>
      <text:p text:style-name="Standard"/>
      <text:p text:style-name="Standard"><text:a xlink:type="simple" xlink:href="https://codefarm0.medium.com/how-to-prepare-for-java-interviews-in-the-ai-era-3-yoe-afca71127a34" text:style-name="Internet_20_link" text:visited-style-name="Visited_20_Internet_20_Link">https://codefarm0.medium.com/how-to-prepare-for-java-interviews-in-the-ai-era-3-yoe-afca71127a34</text:a></text:p>
      <text:p text:style-name="Standard"/>
      <text:p text:style-name="Standard"><text:a xlink:type="simple" xlink:href="https://codefarm0.medium.com/behavioral-managerial-interview-questions-every-java-developer-should-prepare-643cbb085242" text:style-name="Internet_20_link" text:visited-style-name="Visited_20_Internet_20_Link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9:00:02.950479500</meta:creation-date>
    <dc:date>2026-01-14T09:56:08.922917700</dc:date>
    <meta:editing-duration>P6DT4H27M6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4" meta:word-count="4" meta:character-count="440" meta:non-whitespace-character-count="440"/>
  </office:meta>
</office:document-meta>
</file>